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text-properties officeooo:paragraph-rsid="00077b9d" fo:background-color="#fff200"/>
    </style:style>
    <style:style style:name="T1" style:family="text">
      <style:text-properties officeooo:rsid="00077b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<text:span text:style-name="T1">Data from make -C /tmp/vim</text:span></text:p>
      <text:p text:style-name="P2"/>
      <text:p text:style-name="P2">ermao@ermao-ThinkPad-T510:/tmp$ make -C /tmp/vim</text:p>
      <text:p text:style-name="Standard">make: Entering directory '/tmp/vim'</text:p>
      <text:p text:style-name="Standard">Starting make in the src directory.</text:p>
      <text:p text:style-name="Standard">If there are problems, cd to the src directory and run make there</text:p>
      <text:p text:style-name="Standard">cd src &amp;&amp; make first</text:p>
      <text:p text:style-name="Standard">make[1]: Entering directory '/tmp/vim/src'</text:p>
      <text:p text:style-name="Standard">rm -f auto/config.status auto/config.cache config.log auto/config.log</text:p>
      <text:p text:style-name="Standard">rm -f auto/config.h auto/link.log auto/link.sed auto/config.mk</text:p>
      <text:p text:style-name="Standard">touch auto/config.h</text:p>
      <text:p text:style-name="Standard">cp config.mk.dist auto/config.mk</text:p>
      <text:p text:style-name="Standard">cd testdir; make -f Makefile clean</text:p>
      <text:p text:style-name="Standard">make[2]: Entering directory '/tmp/vim/src/testdir'</text:p>
      <text:p text:style-name="Standard">rm -rf *.out *.failed *.res *.rej *.orig opt_test.vim test.log messages test.out X* viminfo tiny.vim small.vim mbyte.vim mzscheme.vim test.ok benchmark.out valgrind.*</text:p>
      <text:p text:style-name="Standard">make[2]: Leaving directory '/tmp/vim/src/testdir'</text:p>
      <text:p text:style-name="Standard">if test -d po; then \</text:p>
      <text:p text:style-name="Standard"><text:tab/>cd po; make checkclean; \</text:p>
      <text:p text:style-name="Standard">fi</text:p>
      <text:p text:style-name="Standard">make[2]: Entering directory '/tmp/vim/src/po'</text:p>
      <text:p text:style-name="Standard">rm -f *.ck</text:p>
      <text:p text:style-name="Standard">make[2]: Leaving directory '/tmp/vim/src/po'</text:p>
      <text:p text:style-name="Standard">rm -f *.o core vim.core vim vim xxd/*.o</text:p>
      <text:p text:style-name="Standard">rm -rf objects</text:p>
      <text:p text:style-name="Standard">rm -f xxd/xxd auto/osdef.h auto/pathdef.c auto/if_perl.c auto/gui_gtk_gresources.c auto/gui_gtk_gresources.h</text:p>
      <text:p text:style-name="Standard">rm -f conftest* *~ auto/link.sed</text:p>
      <text:p text:style-name="Standard">rm -f testdir/opt_test.vim</text:p>
      <text:p text:style-name="Standard">rm -f json_test kword_test memfile_test message_test</text:p>
      <text:p text:style-name="Standard">rm -f runtime pixmaps</text:p>
      <text:p text:style-name="Standard">rm -rf vim.app</text:p>
      <text:p text:style-name="Standard">rm -rf mzscheme_base.c</text:p>
      <text:p text:style-name="Standard">if test -d po; then \</text:p>
      <text:p text:style-name="Standard"><text:tab/>cd po; make prefix= clean; \</text:p>
      <text:p text:style-name="Standard">fi</text:p>
      <text:p text:style-name="Standard">make[2]: Entering directory '/tmp/vim/src/po'</text:p>
      <text:p text:style-name="Standard">rm -f *.ck</text:p>
      <text:p text:style-name="Standard">rm -f core core.* *.old.po *.mo *.pot sjiscorr</text:p>
      <text:p text:style-name="Standard">make[2]: Leaving directory '/tmp/vim/src/po'</text:p>
      <text:p text:style-name="Standard">make -f Makefile config</text:p>
      <text:p text:style-name="Standard">make[2]: Entering directory '/tmp/vim/src'</text:p>
      <text:p text:style-name="Standard">rm -f auto/config.cache</text:p>
      <text:p text:style-name="Standard">if test "Xconfig" != "Xclean" \</text:p>
      <text:p text:style-name="Standard"><text:tab/>-a "Xconfig" != "Xdistclean" \</text:p>
      <text:p text:style-name="Standard"><text:soft-page-break/><text:tab/>-a "Xconfig" != "Xautoconf" \</text:p>
      <text:p text:style-name="Standard"><text:tab/>-a "Xconfig" != "Xreconfig"; then \</text:p>
      <text:p text:style-name="Standard"><text:s text:c="4"/>GUI_INC_LOC="" GUI_LIB_LOC="" \</text:p>
      <text:p text:style-name="Standard"><text:tab/>CC="" CPPFLAGS="" CFLAGS="" \</text:p>
      <text:p text:style-name="Standard"><text:tab/>LDFLAGS="" <text:s/>srcdir="." \</text:p>
      <text:p text:style-name="Standard"><text:tab/>./configure <text:s text:c="3"/>\</text:p>
      <text:p text:style-name="Standard"><text:tab/> <text:s text:c="2"/>\</text:p>
      <text:p text:style-name="Standard"><text:tab/> <text:s text:c="2"/>\</text:p>
      <text:p text:style-name="Standard"><text:tab/> <text:s text:c="2"/>\</text:p>
      <text:p text:style-name="Standard"><text:tab/> <text:s text:c="2"/>\</text:p>
      <text:p text:style-name="Standard"><text:tab/> <text:s text:c="2"/>\</text:p>
      <text:p text:style-name="Standard"><text:tab/> <text:s/>\</text:p>
      <text:p text:style-name="Standard"><text:tab/> <text:s text:c="2"/>\</text:p>
      <text:p text:style-name="Standard"><text:tab/> <text:s/>\</text:p>
      <text:p text:style-name="Standard"><text:tab/> <text:s text:c="2"/>\</text:p>
      <text:p text:style-name="Standard"><text:tab/> <text:s/>\</text:p>
      <text:p text:style-name="Standard"><text:tab/>; \</text:p>
      <text:p text:style-name="Standard">fi</text:p>
      <text:p text:style-name="Standard">configure: creating cache auto/config.cache</text:p>
      <text:p text:style-name="Standard">checking whether make sets $(MAKE)... yes</text:p>
      <text:p text:style-name="Standard">checking for gcc... gcc</text:p>
      <text:p text:style-name="Standard">checking whether the C compiler works... yes</text:p>
      <text:p text:style-name="Standard">checking for C compiler default output file name... a.out</text:p>
      <text:p text:style-name="Standard">checking for suffix of executables... </text:p>
      <text:p text:style-name="Standard">checking whether we are cross compiling... no</text:p>
      <text:p text:style-name="Standard">checking for suffix of object files... o</text:p>
      <text:p text:style-name="Standard">checking whether we are using the GNU C compiler... yes</text:p>
      <text:p text:style-name="Standard">checking whether gcc accepts -g... yes</text:p>
      <text:p text:style-name="Standard">checking for gcc option to accept ISO C89... none needed</text:p>
      <text:p text:style-name="Standard">checking for gcc option to accept ISO C99... none needed</text:p>
      <text:p text:style-name="Standard">checking how to run the C preprocessor... gcc -E</text:p>
      <text:p text:style-name="Standard">checking for grep that handles long lines and -e... /bin/grep</text:p>
      <text:p text:style-name="Standard">checking for egrep... /bin/grep -E</text:p>
      <text:p text:style-name="Standard">checking for fgrep... /bin/grep -F</text:p>
      <text:p text:style-name="Standard">checking for library containing strerror... none required</text:p>
      <text:p text:style-name="Standard">checking for gawk... no</text:p>
      <text:p text:style-name="Standard">checking for mawk... mawk</text:p>
      <text:p text:style-name="Standard">checking for strip... strip</text:p>
      <text:p text:style-name="Standard">checking for ANSI C header files... yes</text:p>
      <text:p text:style-name="Standard">checking for sys/wait.h that is POSIX.1 compatible... yes</text:p>
      <text:p text:style-name="Standard">checking for unsigned long long int... yes</text:p>
      <text:p text:style-name="Standard">checking for long long int... yes</text:p>
      <text:p text:style-name="Standard">checking if the compiler supports trailing commas... yes</text:p>
      <text:p text:style-name="Standard">checking if the compiler supports C++ comments... yes</text:p>
      <text:p text:style-name="Standard">checking --enable-fail-if-missing argument... no</text:p>
      <text:p text:style-name="Standard">checking for clang version... N/A</text:p>
      <text:p text:style-name="Standard">configure: checking for buggy tools...</text:p>
      <text:p text:style-name="Standard">checking for BeOS... no</text:p>
      <text:p text:style-name="Standard">checking for QNX... no</text:p>
      <text:p text:style-name="Standard"><text:soft-page-break/>checking for Darwin (Mac OS X)... no</text:p>
      <text:p text:style-name="Standard">checking AvailabilityMacros.h usability... no</text:p>
      <text:p text:style-name="Standard">checking AvailabilityMacros.h presence... no</text:p>
      <text:p text:style-name="Standard">checking for AvailabilityMacros.h... no</text:p>
      <text:p text:style-name="Standard">checking --with-local-dir argument... Defaulting to /usr/local</text:p>
      <text:p text:style-name="Standard">checking --with-vim-name argument... Defaulting to vim</text:p>
      <text:p text:style-name="Standard">checking --with-ex-name argument... Defaulting to ex</text:p>
      <text:p text:style-name="Standard">checking --with-view-name argument... Defaulting to view</text:p>
      <text:p text:style-name="Standard">checking --with-global-runtime argument... no</text:p>
      <text:p text:style-name="Standard">checking --with-modified-by argument... no</text:p>
      <text:p text:style-name="Standard">checking if character set is EBCDIC... no</text:p>
      <text:p text:style-name="Standard">checking --disable-smack argument... no</text:p>
      <text:p text:style-name="Standard">checking linux/xattr.h usability... yes</text:p>
      <text:p text:style-name="Standard">checking linux/xattr.h presence... yes</text:p>
      <text:p text:style-name="Standard">checking for linux/xattr.h... yes</text:p>
      <text:p text:style-name="Standard">checking attr/xattr.h usability... no</text:p>
      <text:p text:style-name="Standard">checking attr/xattr.h presence... no</text:p>
      <text:p text:style-name="Standard">checking for attr/xattr.h... no</text:p>
      <text:p text:style-name="Standard">checking --disable-selinux argument... no</text:p>
      <text:p text:style-name="Standard">checking for is_selinux_enabled in -lselinux... no</text:p>
      <text:p text:style-name="Standard">checking --with-features argument... Defaulting to huge</text:p>
      <text:p text:style-name="Standard">checking --with-compiledby argument... no</text:p>
      <text:p text:style-name="Standard">checking --disable-xsmp argument... no</text:p>
      <text:p text:style-name="Standard">checking --disable-xsmp-interact argument... no</text:p>
      <text:p text:style-name="Standard">checking --enable-luainterp argument... no</text:p>
      <text:p text:style-name="Standard">checking --enable-mzschemeinterp argument... no</text:p>
      <text:p text:style-name="Standard">checking --enable-perlinterp argument... no</text:p>
      <text:p text:style-name="Standard">checking --enable-pythoninterp argument... no</text:p>
      <text:p text:style-name="Standard">checking --enable-python3interp argument... no</text:p>
      <text:p text:style-name="Standard">checking --enable-tclinterp argument... no</text:p>
      <text:p text:style-name="Standard">checking --enable-rubyinterp argument... no</text:p>
      <text:p text:style-name="Standard">checking --enable-cscope argument... no</text:p>
      <text:p text:style-name="Standard">checking --enable-workshop argument... no</text:p>
      <text:p text:style-name="Standard">checking --disable-netbeans argument... no</text:p>
      <text:p text:style-name="Standard">checking --disable-channel argument... no</text:p>
      <text:p text:style-name="Standard">checking for socket in -lsocket... no</text:p>
      <text:p text:style-name="Standard">checking for gethostbyname in -lnsl... yes</text:p>
      <text:p text:style-name="Standard">checking whether compiling with process communication is possible... yes</text:p>
      <text:p text:style-name="Standard">checking --enable-terminal argument... defaulting to yes</text:p>
      <text:p text:style-name="Standard">checking --enable-autoservername argument... no</text:p>
      <text:p text:style-name="Standard">checking --enable-multibyte argument... no</text:p>
      <text:p text:style-name="Standard">checking --enable-hangulinput argument... no</text:p>
      <text:p text:style-name="Standard">checking --enable-xim argument... defaulting to auto</text:p>
      <text:p text:style-name="Standard">checking --enable-fontset argument... no</text:p>
      <text:p text:style-name="Standard">checking for xmkmf... no</text:p>
      <text:p text:style-name="Standard">checking for X... libraries , headers </text:p>
      <text:p text:style-name="Standard">checking for gethostbyname... yes</text:p>
      <text:p text:style-name="Standard">checking for connect... yes</text:p>
      <text:p text:style-name="Standard">checking for remove... yes</text:p>
      <text:p text:style-name="Standard"><text:soft-page-break/>checking for shmat... yes</text:p>
      <text:p text:style-name="Standard">checking for IceConnectionNumber in -lICE... yes</text:p>
      <text:p text:style-name="Standard">checking if X11 header files can be found... yes</text:p>
      <text:p text:style-name="Standard">checking for _XdmcpAuthDoIt in -lXdmcp... yes</text:p>
      <text:p text:style-name="Standard">checking for IceOpenConnection in -lICE... yes</text:p>
      <text:p text:style-name="Standard">checking for XpmCreatePixmapFromData in -lXpm... no</text:p>
      <text:p text:style-name="Standard">checking if X11 header files implicitly declare return values... no</text:p>
      <text:p text:style-name="Standard">checking size of wchar_t is 2 bytes... no</text:p>
      <text:p text:style-name="Standard">checking --enable-gui argument... yes/auto - automatic GUI support</text:p>
      <text:p text:style-name="Standard">checking whether or not to look for GTK+ 2... yes</text:p>
      <text:p text:style-name="Standard">checking whether or not to look for GNOME... no</text:p>
      <text:p text:style-name="Standard">checking whether or not to look for Motif... yes</text:p>
      <text:p text:style-name="Standard">checking whether or not to look for Athena... yes</text:p>
      <text:p text:style-name="Standard">checking whether or not to look for neXtaw... yes</text:p>
      <text:p text:style-name="Standard">checking whether or not to look for Carbon... yes</text:p>
      <text:p text:style-name="Standard">checking --disable-gtktest argument... gtk test enabled</text:p>
      <text:p text:style-name="Standard">checking for pkg-config... no</text:p>
      <text:p text:style-name="Standard">checking for location of Motif GUI includes... &lt;not found&gt;</text:p>
      <text:p text:style-name="Standard">checking if Athena header files can be found... no</text:p>
      <text:p text:style-name="Standard">checking if neXtaw header files can be found... no</text:p>
      <text:p text:style-name="Standard">checking X11/SM/SMlib.h usability... yes</text:p>
      <text:p text:style-name="Standard">checking X11/SM/SMlib.h presence... yes</text:p>
      <text:p text:style-name="Standard">checking for X11/SM/SMlib.h... yes</text:p>
      <text:p text:style-name="Standard">checking X11/xpm.h usability... no</text:p>
      <text:p text:style-name="Standard">checking X11/xpm.h presence... no</text:p>
      <text:p text:style-name="Standard">checking for X11/xpm.h... no</text:p>
      <text:p text:style-name="Standard">checking X11/Sunkeysym.h usability... yes</text:p>
      <text:p text:style-name="Standard">checking X11/Sunkeysym.h presence... yes</text:p>
      <text:p text:style-name="Standard">checking for X11/Sunkeysym.h... yes</text:p>
      <text:p text:style-name="Standard">checking for XIMText in X11/Xlib.h... yes</text:p>
      <text:p text:style-name="Standard">checking for /proc link to executable... /proc/self/exe</text:p>
      <text:p text:style-name="Standard">checking for CYGWIN or MSYS environment... no</text:p>
      <text:p text:style-name="Standard">checking whether toupper is broken... no</text:p>
      <text:p text:style-name="Standard">checking whether __DATE__ and __TIME__ work... yes</text:p>
      <text:p text:style-name="Standard">checking whether __attribute__((unused)) is allowed... yes</text:p>
      <text:p text:style-name="Standard">checking elf.h usability... yes</text:p>
      <text:p text:style-name="Standard">checking elf.h presence... yes</text:p>
      <text:p text:style-name="Standard">checking for elf.h... yes</text:p>
      <text:p text:style-name="Standard">checking for main in -lelf... no</text:p>
      <text:p text:style-name="Standard">checking for dirent.h that defines DIR... yes</text:p>
      <text:p text:style-name="Standard">checking for library containing opendir... none required</text:p>
      <text:p text:style-name="Standard">checking stdint.h usability... yes</text:p>
      <text:p text:style-name="Standard">checking stdint.h presence... yes</text:p>
      <text:p text:style-name="Standard">checking for stdint.h... yes</text:p>
      <text:p text:style-name="Standard">checking stdlib.h usability... yes</text:p>
      <text:p text:style-name="Standard">checking stdlib.h presence... yes</text:p>
      <text:p text:style-name="Standard">checking for stdlib.h... yes</text:p>
      <text:p text:style-name="Standard">checking string.h usability... yes</text:p>
      <text:p text:style-name="Standard">checking string.h presence... yes</text:p>
      <text:p text:style-name="Standard"><text:soft-page-break/>checking for string.h... yes</text:p>
      <text:p text:style-name="Standard">checking sys/select.h usability... yes</text:p>
      <text:p text:style-name="Standard">checking sys/select.h presence... yes</text:p>
      <text:p text:style-name="Standard">checking for sys/select.h... yes</text:p>
      <text:p text:style-name="Standard">checking sys/utsname.h usability... yes</text:p>
      <text:p text:style-name="Standard">checking sys/utsname.h presence... yes</text:p>
      <text:p text:style-name="Standard">checking for sys/utsname.h... yes</text:p>
      <text:p text:style-name="Standard">checking termcap.h usability... no</text:p>
      <text:p text:style-name="Standard">checking termcap.h presence... no</text:p>
      <text:p text:style-name="Standard">checking for termcap.h... no</text:p>
      <text:p text:style-name="Standard">checking fcntl.h usability... yes</text:p>
      <text:p text:style-name="Standard">checking fcntl.h presence... yes</text:p>
      <text:p text:style-name="Standard">checking for fcntl.h... yes</text:p>
      <text:p text:style-name="Standard">checking sgtty.h usability... yes</text:p>
      <text:p text:style-name="Standard">checking sgtty.h presence... yes</text:p>
      <text:p text:style-name="Standard">checking for sgtty.h... yes</text:p>
      <text:p text:style-name="Standard">checking sys/ioctl.h usability... yes</text:p>
      <text:p text:style-name="Standard">checking sys/ioctl.h presence... yes</text:p>
      <text:p text:style-name="Standard">checking for sys/ioctl.h... yes</text:p>
      <text:p text:style-name="Standard">checking sys/time.h usability... yes</text:p>
      <text:p text:style-name="Standard">checking sys/time.h presence... yes</text:p>
      <text:p text:style-name="Standard">checking for sys/time.h... yes</text:p>
      <text:p text:style-name="Standard">checking sys/types.h usability... yes</text:p>
      <text:p text:style-name="Standard">checking sys/types.h presence... yes</text:p>
      <text:p text:style-name="Standard">checking for sys/types.h... yes</text:p>
      <text:p text:style-name="Standard">checking termio.h usability... yes</text:p>
      <text:p text:style-name="Standard">checking termio.h presence... yes</text:p>
      <text:p text:style-name="Standard">checking for termio.h... yes</text:p>
      <text:p text:style-name="Standard">checking iconv.h usability... yes</text:p>
      <text:p text:style-name="Standard">checking iconv.h presence... yes</text:p>
      <text:p text:style-name="Standard">checking for iconv.h... yes</text:p>
      <text:p text:style-name="Standard">checking inttypes.h usability... yes</text:p>
      <text:p text:style-name="Standard">checking inttypes.h presence... yes</text:p>
      <text:p text:style-name="Standard">checking for inttypes.h... yes</text:p>
      <text:p text:style-name="Standard">checking langinfo.h usability... yes</text:p>
      <text:p text:style-name="Standard">checking langinfo.h presence... yes</text:p>
      <text:p text:style-name="Standard">checking for langinfo.h... yes</text:p>
      <text:p text:style-name="Standard">checking math.h usability... yes</text:p>
      <text:p text:style-name="Standard">checking math.h presence... yes</text:p>
      <text:p text:style-name="Standard">checking for math.h... yes</text:p>
      <text:p text:style-name="Standard">checking unistd.h usability... yes</text:p>
      <text:p text:style-name="Standard">checking unistd.h presence... yes</text:p>
      <text:p text:style-name="Standard">checking for unistd.h... yes</text:p>
      <text:p text:style-name="Standard">checking stropts.h usability... yes</text:p>
      <text:p text:style-name="Standard">checking stropts.h presence... yes</text:p>
      <text:p text:style-name="Standard">checking for stropts.h... yes</text:p>
      <text:p text:style-name="Standard">checking errno.h usability... yes</text:p>
      <text:p text:style-name="Standard">checking errno.h presence... yes</text:p>
      <text:p text:style-name="Standard">checking for errno.h... yes</text:p>
      <text:p text:style-name="Standard"><text:soft-page-break/>checking sys/resource.h usability... yes</text:p>
      <text:p text:style-name="Standard">checking sys/resource.h presence... yes</text:p>
      <text:p text:style-name="Standard">checking for sys/resource.h... yes</text:p>
      <text:p text:style-name="Standard">checking sys/systeminfo.h usability... no</text:p>
      <text:p text:style-name="Standard">checking sys/systeminfo.h presence... no</text:p>
      <text:p text:style-name="Standard">checking for sys/systeminfo.h... no</text:p>
      <text:p text:style-name="Standard">checking locale.h usability... yes</text:p>
      <text:p text:style-name="Standard">checking locale.h presence... yes</text:p>
      <text:p text:style-name="Standard">checking for locale.h... yes</text:p>
      <text:p text:style-name="Standard">checking sys/stream.h usability... no</text:p>
      <text:p text:style-name="Standard">checking sys/stream.h presence... no</text:p>
      <text:p text:style-name="Standard">checking for sys/stream.h... no</text:p>
      <text:p text:style-name="Standard">checking termios.h usability... yes</text:p>
      <text:p text:style-name="Standard">checking termios.h presence... yes</text:p>
      <text:p text:style-name="Standard">checking for termios.h... yes</text:p>
      <text:p text:style-name="Standard">checking libc.h usability... no</text:p>
      <text:p text:style-name="Standard">checking libc.h presence... no</text:p>
      <text:p text:style-name="Standard">checking for libc.h... no</text:p>
      <text:p text:style-name="Standard">checking sys/statfs.h usability... yes</text:p>
      <text:p text:style-name="Standard">checking sys/statfs.h presence... yes</text:p>
      <text:p text:style-name="Standard">checking for sys/statfs.h... yes</text:p>
      <text:p text:style-name="Standard">checking poll.h usability... yes</text:p>
      <text:p text:style-name="Standard">checking poll.h presence... yes</text:p>
      <text:p text:style-name="Standard">checking for poll.h... yes</text:p>
      <text:p text:style-name="Standard">checking sys/poll.h usability... yes</text:p>
      <text:p text:style-name="Standard">checking sys/poll.h presence... yes</text:p>
      <text:p text:style-name="Standard">checking for sys/poll.h... yes</text:p>
      <text:p text:style-name="Standard">checking pwd.h usability... yes</text:p>
      <text:p text:style-name="Standard">checking pwd.h presence... yes</text:p>
      <text:p text:style-name="Standard">checking for pwd.h... yes</text:p>
      <text:p text:style-name="Standard">checking utime.h usability... yes</text:p>
      <text:p text:style-name="Standard">checking utime.h presence... yes</text:p>
      <text:p text:style-name="Standard">checking for utime.h... yes</text:p>
      <text:p text:style-name="Standard">checking sys/param.h usability... yes</text:p>
      <text:p text:style-name="Standard">checking sys/param.h presence... yes</text:p>
      <text:p text:style-name="Standard">checking for sys/param.h... yes</text:p>
      <text:p text:style-name="Standard">checking libintl.h usability... yes</text:p>
      <text:p text:style-name="Standard">checking libintl.h presence... yes</text:p>
      <text:p text:style-name="Standard">checking for libintl.h... yes</text:p>
      <text:p text:style-name="Standard">checking libgen.h usability... yes</text:p>
      <text:p text:style-name="Standard">checking libgen.h presence... yes</text:p>
      <text:p text:style-name="Standard">checking for libgen.h... yes</text:p>
      <text:p text:style-name="Standard">checking util/debug.h usability... no</text:p>
      <text:p text:style-name="Standard">checking util/debug.h presence... no</text:p>
      <text:p text:style-name="Standard">checking for util/debug.h... no</text:p>
      <text:p text:style-name="Standard">checking util/msg18n.h usability... no</text:p>
      <text:p text:style-name="Standard">checking util/msg18n.h presence... no</text:p>
      <text:p text:style-name="Standard">checking for util/msg18n.h... no</text:p>
      <text:p text:style-name="Standard">checking frame.h usability... no</text:p>
      <text:p text:style-name="Standard"><text:soft-page-break/>checking frame.h presence... no</text:p>
      <text:p text:style-name="Standard">checking for frame.h... no</text:p>
      <text:p text:style-name="Standard">checking sys/acl.h usability... no</text:p>
      <text:p text:style-name="Standard">checking sys/acl.h presence... no</text:p>
      <text:p text:style-name="Standard">checking for sys/acl.h... no</text:p>
      <text:p text:style-name="Standard">checking sys/access.h usability... no</text:p>
      <text:p text:style-name="Standard">checking sys/access.h presence... no</text:p>
      <text:p text:style-name="Standard">checking for sys/access.h... no</text:p>
      <text:p text:style-name="Standard">checking sys/sysinfo.h usability... yes</text:p>
      <text:p text:style-name="Standard">checking sys/sysinfo.h presence... yes</text:p>
      <text:p text:style-name="Standard">checking for sys/sysinfo.h... yes</text:p>
      <text:p text:style-name="Standard">checking wchar.h usability... yes</text:p>
      <text:p text:style-name="Standard">checking wchar.h presence... yes</text:p>
      <text:p text:style-name="Standard">checking for wchar.h... yes</text:p>
      <text:p text:style-name="Standard">checking wctype.h usability... yes</text:p>
      <text:p text:style-name="Standard">checking wctype.h presence... yes</text:p>
      <text:p text:style-name="Standard">checking for wctype.h... yes</text:p>
      <text:p text:style-name="Standard">checking for sys/ptem.h... no</text:p>
      <text:p text:style-name="Standard">checking for sys/sysctl.h... yes</text:p>
      <text:p text:style-name="Standard">checking for pthread_np.h... no</text:p>
      <text:p text:style-name="Standard">checking strings.h usability... yes</text:p>
      <text:p text:style-name="Standard">checking strings.h presence... yes</text:p>
      <text:p text:style-name="Standard">checking for strings.h... yes</text:p>
      <text:p text:style-name="Standard">checking if strings.h can be included after string.h... yes</text:p>
      <text:p text:style-name="Standard">checking whether gcc needs -traditional... no</text:p>
      <text:p text:style-name="Standard">checking for an ANSI C-conforming const... yes</text:p>
      <text:p text:style-name="Standard">checking for working volatile... yes</text:p>
      <text:p text:style-name="Standard">checking for mode_t... yes</text:p>
      <text:p text:style-name="Standard">checking for off_t... yes</text:p>
      <text:p text:style-name="Standard">checking for pid_t... yes</text:p>
      <text:p text:style-name="Standard">checking for size_t... yes</text:p>
      <text:p text:style-name="Standard">checking for uid_t in sys/types.h... yes</text:p>
      <text:p text:style-name="Standard">checking for uint32_t... yes</text:p>
      <text:p text:style-name="Standard">checking whether time.h and sys/time.h may both be included... yes</text:p>
      <text:p text:style-name="Standard">checking for ino_t... yes</text:p>
      <text:p text:style-name="Standard">checking for dev_t... yes</text:p>
      <text:p text:style-name="Standard">checking whether byte ordering is bigendian... no</text:p>
      <text:p text:style-name="Standard">checking for inline... inline</text:p>
      <text:p text:style-name="Standard">checking for rlim_t... yes</text:p>
      <text:p text:style-name="Standard">checking for stack_t... yes</text:p>
      <text:p text:style-name="Standard">checking whether stack_t has an ss_base field... no</text:p>
      <text:p text:style-name="Standard">checking --with-tlib argument... empty: automatic terminal library selection</text:p>
      <text:p text:style-name="Standard">checking for tgetent in -ltinfo... no</text:p>
      <text:p text:style-name="Standard">checking for tgetent in -lncurses... no</text:p>
      <text:p text:style-name="Standard">checking for tgetent in -ltermlib... no</text:p>
      <text:p text:style-name="Standard">checking for tgetent in -ltermcap... no</text:p>
      <text:p text:style-name="Standard">checking for tgetent in -lcurses... no</text:p>
      <text:p text:style-name="Standard">no terminal library found</text:p>
      <text:p text:style-name="Standard">checking for tgetent()... configure: error: NOT FOUND!</text:p>
      <text:p text:style-name="Standard"><text:soft-page-break/><text:s text:c="6"/>You need to install a terminal library; for example ncurses.</text:p>
      <text:p text:style-name="Standard"><text:s text:c="6"/>Or specify the name of the library with --with-tlib.</text:p>
      <text:p text:style-name="Standard">Makefile:1917: recipe for target 'config' failed</text:p>
      <text:p text:style-name="Standard">make[2]: *** [config] Error 1</text:p>
      <text:p text:style-name="Standard">make[2]: Leaving directory '/tmp/vim/src'</text:p>
      <text:p text:style-name="Standard">Makefile:1944: recipe for target 'reconfig' failed</text:p>
      <text:p text:style-name="Standard">make[1]: *** [reconfig] Error 2</text:p>
      <text:p text:style-name="Standard">make[1]: Leaving directory '/tmp/vim/src'</text:p>
      <text:p text:style-name="Standard">Makefile:26: recipe for target 'first' failed</text:p>
      <text:p text:style-name="Standard">make: *** [first] Error 2</text:p>
      <text:p text:style-name="Standard">make: Leaving directory '/tmp/vim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2:41:19.841088429</meta:creation-date>
    <dc:date>2018-10-28T22:42:25.309385590</dc:date>
    <meta:editing-duration>PT1M7S</meta:editing-duration>
    <meta:editing-cycles>1</meta:editing-cycles>
    <meta:document-statistic meta:table-count="0" meta:image-count="0" meta:object-count="0" meta:page-count="8" meta:paragraph-count="347" meta:word-count="1699" meta:character-count="12676" meta:non-whitespace-character-count="11290"/>
    <meta:generator>LibreOffice/6.0.6.2$Linux_X86_64 LibreOffice_project/00m0$Build-2</meta:generator>
  </office:meta>
</office:document-meta>
</file>